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1.43cm">
          <text:p text:style-name="P3"/>
        </draw:line>
        <draw:frame draw:style-name="gr3" draw:text-style-name="P4" draw:layer="layout" svg:width="5.08cm" svg:height="6.413cm" svg:x="0.635cm" svg:y="5.08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entry</text:span></text:p>
            <text:p text:style-name="P3"><text:span text:style-name="T1">hasEntry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</draw:text-box>
        </draw:frame>
        <draw:line draw:style-name="gr2" draw:text-style-name="P2" draw:layer="layout" svg:x1="10.795cm" svg:y1="11.43cm" svg:x2="0.635cm" svg:y2="11.43cm">
          <text:p text:style-name="P3"/>
        </draw:line>
        <draw:custom-shape draw:style-name="gr1" draw:text-style-name="P1" draw:layer="layout" svg:width="10.16cm" svg:height="0.635cm" svg:x="0.635cm" svg:y="1.905cm">
          <text:p text:style-name="P1">Director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3" draw:text-style-name="P4" draw:layer="layout" svg:width="5.08cm" svg:height="6.413cm" svg:x="5.715cm" svg:y="5.08cm">
          <draw:text-box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tEntry</text:span></text:p>
            <text:p text:style-name="P3"><text:span text:style-name="T1">setMethod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unknown</text:span></text:p>
            <text:p text:style-name="P3"><text:span text:style-name="T1">unSetMethod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1.43cm" svg:x2="5.715cm" svg:y2="5.08cm">
          <text:p text:style-name="P3"/>
        </draw:line>
        <draw:custom-shape draw:style-name="gr6" draw:text-style-name="P2" draw:layer="layout" svg:width="10.16cm" svg:height="0.635cm" svg:x="0.635cm" svg:y="2.54cm">
          <text:p text:style-name="P1">Map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0:54:44</dc:date>
    <dc:language>en-US</dc:language>
    <meta:editing-cycles>12</meta:editing-cycles>
    <meta:editing-duration>PT1H34M2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